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fo:color="#000000" style:text-outline="false" style:font-name="Arial" fo:font-size="12pt" fo:letter-spacing="normal" style:letter-kerning="false" style:font-name-asian="Times-Roman" style:font-size-asian="12pt" style:font-name-complex="Times-Roman" style:font-size-complex="12pt"/>
    </style:style>
    <style:style style:name="P2" style:family="paragraph" style:parent-style-name="Standard">
      <style:paragraph-properties fo:text-align="end" style:justify-single-word="false" style:text-autospace="none"/>
      <style:text-properties fo:color="#000000" style:text-outline="false" style:font-name="Arial" fo:font-size="12pt" fo:letter-spacing="normal" style:letter-kerning="false" style:font-name-asian="Times-Roman" style:font-size-asian="12pt" style:font-name-complex="Times-Roman" style:font-size-complex="12pt"/>
    </style:style>
    <style:style style:name="P3"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4" style:family="paragraph" style:parent-style-name="Text_20_body">
      <style:paragraph-properties fo:text-align="center" style:justify-single-word="false"/>
      <style:text-properties fo:font-variant="normal" fo:text-transform="none" fo:color="#000000" style:text-line-through-style="none" style:font-name="Arial" fo:font-size="20pt" fo:font-style="normal" style:text-underline-style="none" fo:font-weight="normal" style:text-blinking="false" fo:background-color="transparent" style:font-size-asian="20pt" style:font-size-complex="20pt"/>
    </style:style>
    <style:style style:name="P5" style:family="paragraph" style:parent-style-name="Text_20_body">
      <style:text-properties style:font-name="Arial"/>
    </style:style>
    <style:style style:name="P6" style:family="paragraph" style:parent-style-name="Text_20_body">
      <style:paragraph-properties fo:text-align="justify" style:justify-single-word="false"/>
      <style:text-properties style:font-name="Arial"/>
    </style:style>
    <style:style style:name="P7" style:family="paragraph" style:parent-style-name="Horizontal_20_Line">
      <style:text-properties style:font-name="Arial"/>
    </style:style>
    <style:style style:name="P8" style:family="paragraph" style:parent-style-name="Standard" style:list-style-name="L2">
      <style:paragraph-properties style:line-height-at-least="0.494cm" style:text-autospace="none"/>
      <style:text-properties fo:color="#000000" style:text-outline="false" style:font-name="Arial" fo:font-size="12pt" fo:letter-spacing="normal" style:letter-kerning="false" style:font-name-asian="Times-Roman" style:font-size-asian="12pt" style:font-name-complex="Times-Roman" style:font-size-complex="12pt"/>
    </style:style>
    <style:style style:name="P9" style:family="paragraph" style:parent-style-name="Standard" style:list-style-name="L2">
      <style:paragraph-properties style:text-autospace="none"/>
      <style:text-properties fo:color="#000000" style:text-outline="false" style:font-name="Arial" fo:font-size="12pt" fo:letter-spacing="normal" style:letter-kerning="false" style:font-name-asian="Times-Roman" style:font-size-asian="12pt" style:font-name-complex="Times-Roman" style:font-size-complex="12pt"/>
    </style:style>
    <style:style style:name="P10" style:family="paragraph" style:parent-style-name="Text_20_body" style:list-style-name="L1">
      <style:text-properties style:font-name="Ari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ers voisins</text:p>
      <text:p text:style-name="P5"/>
      <text:p text:style-name="P5"/>
      <text:p text:style-name="P5"/>
      <text:p text:style-name="P3">Nous vous rappelons que les éboueurs ne viennent pas chercher les poubelles et que c’est à nous de les amener au niveau de la rue des Arquebusiers afin qu’ils les ramassent.</text:p>
      <text:p text:style-name="P3">Bien évidemment, c’est à nous de les ramener au quai Edmond Valentin.</text:p>
      <text:p text:style-name="P5"/>
      <text:p text:style-name="P3">Afin que cette tâche soit partagée équitablement par tous les locataires, un responsable est nommé à tour de rôle chaque semaine : </text:p>
      <text:p text:style-name="P3"/>
      <text:p text:style-name="P5">Responsable pour cette semaine : <text:span text:style-name="T1">[RESP_SEMAINE_1]</text:span></text:p>
      <text:p text:style-name="P5"/>
      <text:list xml:id="list3464660261162726374" text:style-name="L1">
        <text:list-item>
          <text:p text:style-name="P10">Sortie de la poubelle <text:span text:style-name="T1">bleue</text:span> : [DATE_BLEUE_OUT]</text:p>
        </text:list-item>
        <text:list-item>
          <text:p text:style-name="P10">Retour de la poubelle bleue : [DATE_BLEUE_IN]</text:p>
        </text:list-item>
      </text:list>
      <text:p text:style-name="P5"/>
      <text:list xml:id="list2073232285" text:continue-numbering="true" text:style-name="L1">
        <text:list-item>
          <text:p text:style-name="P10">Sortie de la poubelle <text:span text:style-name="T1">jaune </text:span>: [DATE_JAUNE_OUT]</text:p>
        </text:list-item>
        <text:list-item>
          <text:p text:style-name="P10">Retour de la poubelle jaune : [DATE_JAUNE_IN]</text:p>
        </text:list-item>
      </text:list>
      <text:p text:style-name="P5"/>
      <text:p text:style-name="P5">A titre d'information, voici les responsables pour les semaines suivantes : </text:p>
      <text:list xml:id="list946110625" text:continue-numbering="true" text:style-name="L1">
        <text:list-item>
          <text:p text:style-name="P10">Responsable de la semaine [NEXT_WEEK] : [RESP_SEMAINE_2]</text:p>
        </text:list-item>
        <text:list-item>
          <text:p text:style-name="P10">Responsable de la semaine [LAST_WEEK] : [RESP_SEMAINE_3]</text:p>
          <text:p text:style-name="P10"/>
        </text:list-item>
      </text:list>
      <text:p text:style-name="P7"/>
      <text:p text:style-name="P6">Nous vous rappelons également que seuls les déchets recyclables doivent être mis dans la poubelle jaune. Autrement, les éboueurs la considère comme une poubelle classique annulant ainsi le travail de tri de tous les autres locataires.</text:p>
      <text:p text:style-name="P6"/>
      <text:p text:style-name="P5">Les déchets (à mettre dans la poubelle jaune) sont : </text:p>
      <text:list xml:id="list7482434365366474594" text:style-name="L2">
        <text:list-item>
          <text:p text:style-name="P8">PAPIER &amp; CARTONS (non souillés) : Tous les papiers, journaux, magazines, prospectus, annuaires, courriers, emballages en carton, cartonnettes</text:p>
        </text:list-item>
        <text:list-item>
          <text:p text:style-name="P8">BRIQUES ALIMENTAIRES </text:p>
        </text:list-item>
        <text:list-item>
          <text:p text:style-name="P8">BOUTEILLES ET FLACONS EN PLASTIQUE (bien vider, inutile de laver, bouchon vissé)</text:p>
        </text:list-item>
        <text:list-item>
          <text:p text:style-name="P9">EMBALLAGES MÉTALLIQUES (bien vider, inutile de laver) : Canettes, boîtes de conserve, barquettes en aluminium, bouteilles et flacons, aérosols</text:p>
        </text:list-item>
      </text:list>
      <text:p text:style-name="P1"/>
      <text:p text:style-name="P1"/>
      <text:p text:style-name="P2"/>
      <text:p text:style-name="P2">En vous remerciant d'avance pour votre coopé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édric Zuger</meta:initial-creator>
    <meta:creation-date>2019-01-15T15:05:49</meta:creation-date>
    <dc:date>2019-01-22T14:49:48</dc:date>
    <dc:creator>Cédric Zuger</dc:creator>
    <meta:editing-duration>PT22H14M59S</meta:editing-duration>
    <meta:editing-cycles>14</meta:editing-cycles>
    <meta:generator>OpenOffice/4.1.6$Unix OpenOffice.org_project/416m1$Build-9790</meta:generator>
    <meta:document-statistic meta:table-count="0" meta:image-count="0" meta:object-count="0" meta:page-count="1" meta:paragraph-count="19" meta:word-count="240" meta:character-count="1537"/>
  </office:meta>
</office:document-meta>
</file>